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style:style style:name="P11" style:family="paragraph" style:parent-style-name="Text_20_body">
      <style:paragraph-properties fo:margin-left="1.251cm" fo:margin-right="0cm" fo:text-indent="0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data files with assoicated data files.</text:p>
      <text:p text:style-name="Text_20_body">The master data file in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routine-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contain the unique name that identifies a snippet.</text:p>
      <text:p text:style-name="Text_20_body">The fields have the following purpose.</text:p>
      <text:list xml:id="list35685958" text:style-name="L1">
        <text:list-item>
          <text:p text:style-name="P5">Desc – desription of the snippet. Displayed in main display and placed in comments in exported source code.</text:p>
        </text:list-item>
        <text:list-item>
          <text:p text:style-name="P5"><text:soft-page-break/>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n separated list of cross-referenced snippets. May be empty.</text:p>
        </text:list-item>
        <text:list-item>
          <text:p text:style-name="P5">Credits – Text string that notes any credits / acknowel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36160984"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Valid field names are:</text:p>
      <text:list xml:id="list35671067"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text:p>
            </text:list-item>
            <text:list-item>
              <text:p text:style-name="P6">Delphi2006Win32 – Win32 personality of Delphi 2006</text:p>
            </text:list-item>
            <text:list-item>
              <text:p text:style-name="P6">Delphi2007 – Delphi 2007</text:p>
            </text:list-item>
            <text:list-item>
              <text:p text:style-name="P6">Delphi2009Win32 – Win32 personality of Delphi 2009</text:p>
            </text:list-item>
            <text:list-item>
              <text:p text:style-name="P6"><text:soft-page-break/>FPC – Free Pascal Compiler</text:p>
            </text:list-item>
          </text:list>
        </text:list-item>
      </text:list>
      <text:list xml:id="list35657759" text:style-name="L3">
        <text:list-item>
          <text:p text:style-name="P10">Extra – Provides extra information about the snippet. Can be empty or be a string REML code. Supported from CodeSnip v2.2.5.</text:p>
        </text:list-item>
      </text:list>
      <text:p text:style-name="P3">If empty the extra information is generated from the Comments and Credits / Credits_URL fields.</text:p>
      <text:list xml:id="list35659009"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36144751"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is translates to Kind=routine and StandardFormat=0 translates to Kind=freeform. If neither Kind nor StandardFormat are present then Kind defaults to “routine”.</text:p>
      <text:list xml:id="list35678855" text:style-name="L6">
        <text:list-item>
          <text:p text:style-name="P9">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text:h>
      <text:p text:style-name="Text_20_body">From CodeSnip v3 additonal ini files with .3 interposed between the file name and extension are supported (e.g. category.3.ini and date.3.ini). If present CodeSnip merges such files with the file to which they relate before analysing the file. For example if there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v3 and later. The new style constant and type defintion snippets are only recorded in the .3 style files.</text:p>
      <text:p text:style-name="Text_20_body">categories.3.ini has been provided to add any sections that need to be hidden from CodeSnip versions before v3. The “types” and “consts” sections are recorded in this file.</text:p>
      <text:p text:style-name="Text_20_body">Finally, it is possible that a name.3.ini file will exist with no matching name.ini. In this case <text:soft-page-break/>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35671881" text:style-name="L5">
        <text:list-item>
          <text:p text:style-name="P8">if-ver-eq &lt;version&gt;<text:line-break/>Checks if application version is equal to &lt;version&gt;.</text:p>
        </text:list-item>
        <text:list-item>
          <text:p text:style-name="P8">if-ver-neq &lt;version&gt;<text:line-break/>Checks if application version is not equal to &lt;version&gt;.</text:p>
        </text:list-item>
        <text:list-item>
          <text:p text:style-name="P8">if-ver-lt &lt;version&gt;<text:line-break/>Checks if application version is less than &lt;version&gt;.</text:p>
        </text:list-item>
        <text:list-item>
          <text:p text:style-name="P8">if-ver-lte &lt;version&gt;<text:line-break/>Checks if application version is less than or equal to &lt;version&gt;.</text:p>
        </text:list-item>
        <text:list-item>
          <text:p text:style-name="P8">if-ver-gt &lt;version&gt;<text:line-break/>Checks if application version is greater than &lt;version&gt;.</text:p>
        </text:list-item>
        <text:list-item>
          <text:p text:style-name="P8">if-ver-gte &lt;version&gt;<text:line-break/>Checks if application version is greater than or equal to &lt;version&gt;.</text:p>
        </text:list-item>
        <text:list-item>
          <text:p text:style-name="P8">if-ver-inrange &lt;version-lo&gt; &lt;version-hi&gt;<text:line-break/>Checks if application version is in the range of versions specified from &lt;version-lo&gt; to &lt;version-hi&gt;, inclusive</text:p>
        </text:list-item>
        <text:list-item>
          <text:p text:style-name="P8">end-if<text:line-break/>Ends a block started by any of the if-xxx instructions above. The block of text is only evaluated if the if-xxx instruction evaluates true.</text:p>
        </text:list-item>
      </text:list>
      <text:p text:style-name="Text_20_body">In all cases version numbers are dotted quads of the form X.X.X.X where X is a sequence of digits. All except the first digit can be leaft out: omitted digits are assumed to be zero, so that 1.0.0.0, 1.0.0, 1.0 and 1 are all equivalent.</text:p>
      <text:p text:style-name="Text_20_body">Given that CodeSnip takes notice of only the first occurrence of any field in a section, a common idiom for getting CodeSnip v1/2 to read one value and CodeSnip v3 to read another is this:</text:p>
      <text:p text:style-name="File_20_Content">;#if-ver-lt 3</text:p>
      <text:p text:style-name="File_20_Content">Extra=”CodeSnip v2 version”</text:p>
      <text:p text:style-name="File_20_Content">;#end-if</text:p>
      <text:p text:style-name="File_20_Content_20_Last">Extra=”CodeSnip v3 version”</text:p>
      <text:p text:style-name="Text_20_body">Here, CodeSnip 2 (and earlier) will ignore the pre-processor instructions completely and therefore read both Extra fields, but will record only the first value, I.e. “CodeSnip v2 version”.</text:p>
      <text:p text:style-name="Text_20_body">CodeSnip v3 will recognise and evaluate the the “if-ver-lt” pre-processor instruction as false since it is version 3.0.0. It will skip the text up to the end-if instruction and never see the the first Extra field reference. It will see the second reference and so will record “CodeSnip v3 version” as the value of the Extra field.</text:p>
      <text:p text:style-name="Text_20_body"><text:soft-page-break/>if-ver-lt 3 can also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v3.dat</text:p>
      <text:p text:style-name="P2">...</text:p>
      <text:p text:style-name="Text_20_body">If a snippet name is to be repeated in a .3.ini file then the above idiom must be used otherwise the definition in the main .ini file will be read first and the new values in the .3.ini file will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27 Jun 09</text:modification-date> <text:modification-time style:data-style-name="N40">16:04</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09-06-27T16:04:30.70</dc:date>
    <dc:creator>Peter Johnson</dc:creator>
    <meta:editing-duration>PT01H30M11S</meta:editing-duration>
    <meta:editing-cycles>23</meta:editing-cycles>
    <meta:generator>OpenOffice.org/3.0$Win32 OpenOffice.org_project/300m15$Build-9379</meta:generator>
    <meta:document-statistic meta:table-count="0" meta:image-count="0" meta:object-count="0" meta:page-count="5" meta:paragraph-count="120" meta:word-count="1578" meta:character-count="9594"/>
    <meta:user-defined meta:name="Info 1"/>
    <meta:user-defined meta:name="Info 2"/>
    <meta:user-defined meta:name="Info 3"/>
    <meta:user-defined meta:name="Info 4"/>
  </office:meta>
</office:document-meta>
</file>